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none" fo:font-weight="bold" officeooo:rsid="00197468" officeooo:paragraph-rsid="0013105e" style:font-size-asian="12.25pt" style:font-weight-asian="bold" style:font-size-complex="14pt" style:font-weight-complex="bold"/>
    </style:style>
    <style:style style:name="P2" style:family="paragraph" style:parent-style-name="Standard">
      <style:text-properties fo:font-size="14pt" style:text-underline-style="none" fo:font-weight="bold" officeooo:rsid="00197468" officeooo:paragraph-rsid="0016d749" style:font-size-asian="12.25pt" style:font-weight-asian="bold" style:font-size-complex="14pt" style:font-weight-complex="bold"/>
    </style:style>
    <style:style style:name="P3" style:family="paragraph" style:parent-style-name="Standard">
      <style:text-properties fo:font-size="14pt" style:text-underline-style="none" fo:font-weight="bold" officeooo:rsid="0019fe7d" officeooo:paragraph-rsid="0019fe7d" style:font-size-asian="12.25pt" style:font-weight-asian="bold" style:font-size-complex="14pt" style:font-weight-complex="bold"/>
    </style:style>
    <style:style style:name="P4" style:family="paragraph" style:parent-style-name="Standard">
      <style:text-properties officeooo:rsid="0015023c" officeooo:paragraph-rsid="0015023c"/>
    </style:style>
    <style:style style:name="P5" style:family="paragraph" style:parent-style-name="Standard">
      <style:text-properties officeooo:rsid="0015023c" officeooo:paragraph-rsid="0016d749"/>
    </style:style>
    <style:style style:name="P6" style:family="paragraph" style:parent-style-name="Standard">
      <style:paragraph-properties fo:text-align="start" style:justify-single-word="false"/>
      <style:text-properties officeooo:paragraph-rsid="0017161b"/>
    </style:style>
    <style:style style:name="P7" style:family="paragraph" style:parent-style-name="Standard">
      <style:text-properties fo:font-size="12pt" style:text-underline-style="none" fo:font-weight="normal" officeooo:rsid="0015023c" officeooo:paragraph-rsid="0015023c"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a1dec" officeooo:paragraph-rsid="0013105e" style:font-size-asian="10.5pt" style:font-weight-asian="normal" style:font-size-complex="12pt" style:font-weight-complex="normal"/>
    </style:style>
    <style:style style:name="P9" style:family="paragraph" style:parent-style-name="Standard">
      <style:text-properties style:text-underline-style="none" fo:font-weight="normal" officeooo:rsid="0015023c" officeooo:paragraph-rsid="0016d749" style:font-weight-asian="normal" style:font-weight-complex="normal"/>
    </style:style>
    <style:style style:name="P10" style:family="paragraph" style:parent-style-name="Standard">
      <style:text-properties style:text-underline-style="none" fo:font-weight="normal" officeooo:rsid="0015023c" officeooo:paragraph-rsid="0015023c" style:font-weight-asian="normal" style:font-weight-complex="normal"/>
    </style:style>
    <style:style style:name="P11" style:family="paragraph" style:parent-style-name="Standard">
      <style:text-properties fo:font-style="normal" style:text-underline-style="none" fo:font-weight="normal" officeooo:rsid="0016d749" officeooo:paragraph-rsid="0016d749"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1e27df" officeooo:paragraph-rsid="0017161b"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1c9487" officeooo:paragraph-rsid="001d9f47"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1bf252" officeooo:paragraph-rsid="001ce04b"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1ce04b" officeooo:paragraph-rsid="001ce04b"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1d9f47" officeooo:paragraph-rsid="001d9f47" style:font-style-asian="normal" style:font-weight-asian="normal" style:font-style-complex="normal" style:font-weight-complex="normal"/>
    </style:style>
    <style:style style:name="P17" style:family="paragraph" style:parent-style-name="Standard">
      <style:text-properties fo:font-size="16pt" style:text-underline-style="solid" style:text-underline-width="auto" style:text-underline-color="font-color" fo:font-weight="bold" officeooo:rsid="0019fe7d" officeooo:paragraph-rsid="0019fe7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weight="bold" officeooo:rsid="0017161b" officeooo:paragraph-rsid="0017161b" style:font-weight-asian="bold" style:font-weight-complex="bold"/>
    </style:style>
    <style:style style:name="P19" style:family="paragraph" style:parent-style-name="Standard">
      <style:text-properties fo:font-style="normal" style:text-underline-style="none" fo:font-weight="normal" officeooo:rsid="0016d749" officeooo:paragraph-rsid="0015023c"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240a3d" officeooo:paragraph-rsid="00240a3d"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7161b" style:font-weight-asian="normal" style:font-weight-complex="normal"/>
    </style:style>
    <style:style style:name="T3" style:family="text">
      <style:text-properties fo:font-size="12pt" fo:font-style="normal" style:text-underline-style="none" style:font-size-asian="12pt" style:font-style-asian="normal" style:font-size-complex="12pt" style:font-style-complex="normal"/>
    </style:style>
    <style:style style:name="T4" style:family="text">
      <style:text-properties fo:font-size="12pt" fo:font-style="normal" style:text-underline-style="none" officeooo:rsid="001e27df" style:font-size-asian="12pt" style:font-style-asian="normal" style:font-size-complex="12pt" style:font-style-complex="normal"/>
    </style:style>
    <style:style style:name="T5" style:family="text">
      <style:text-properties officeooo:rsid="0015023c"/>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1e27df" style:font-style-asian="normal" style:font-weight-asian="normal" style:font-style-complex="normal" style:font-weight-complex="normal"/>
    </style:style>
    <style:style style:name="T8" style:family="text">
      <style:text-properties fo:font-style="normal" style:text-underline-style="none" fo:font-weight="normal" officeooo:rsid="0016d749" style:font-style-asian="normal" style:font-weight-asian="normal" style:font-style-complex="normal" style:font-weight-complex="normal"/>
    </style:style>
    <style:style style:name="T9" style:family="text">
      <style:text-properties fo:font-style="normal" style:text-underline-style="none" fo:font-weight="normal" officeooo:rsid="0020a843" style:font-style-asian="normal" style:font-weight-asian="normal" style:font-style-complex="normal" style:font-weight-complex="normal"/>
    </style:style>
    <style:style style:name="T10" style:family="text">
      <style:text-properties officeooo:rsid="0016d749"/>
    </style:style>
    <style:style style:name="T11" style:family="text">
      <style:text-properties fo:font-style="italic" style:text-underline-style="none" fo:font-weight="normal" officeooo:rsid="001e27df" style:font-style-asian="italic" style:font-weight-asian="normal" style:font-style-complex="italic" style:font-weight-complex="normal"/>
    </style:style>
    <style:style style:name="T12" style:family="text">
      <style:text-properties officeooo:rsid="001e27df"/>
    </style:style>
    <style:style style:name="T13" style:family="text">
      <style:text-properties officeooo:rsid="001ce04b"/>
    </style:style>
    <style:style style:name="T14" style:family="text">
      <style:text-properties officeooo:rsid="001d9f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inführung</text:p>
      <text:p text:style-name="P17"/>
      <text:p text:style-name="P7">An dieser Stelle möchte ich generelle Fragen klären, die meine Motivation und Zielstellung betreffen.</text:p>
      <text:p text:style-name="P8"/>
      <text:p text:style-name="P1"><text:span text:style-name="T5">Motivation</text:span>:</text:p>
      <text:p text:style-name="P1"/>
      <text:p text:style-name="P9">Da ich selbst schon viele Jahre spiele, habe ich zum Thema künstliche Intelligenz einen ganz konkreten Bezug. In den meisten Spielen werden die Gegner und auch Alliierten vom Computer gesteuert. Mal mehr mal weniger überzeugend. </text:p>
      <text:p text:style-name="P9"/>
      <text:p text:style-name="P5"><text:span text:style-name="T1">Insbesondere bei Strategiespielen ist mir aufgefallen, dass die Fähigkeiten der künstlichen Intelligenz häufig zu wünschen übrig ließen. Dabei geht es mir gar nicht so sehr, darum, dass die K.I. den bestmöglichen Zug macht, sondern sich als überzeugender Gegenspieler darstellt. </text:span><text:span text:style-name="T2">Sie sollte</text:span><text:span text:style-name="T1"> keine komplett sinnlosen Züge mach</text:span><text:span text:style-name="T2">en,</text:span><text:span text:style-name="T1"> </text:span><text:span text:style-name="T2">z</text:span><text:span text:style-name="T1">.B. einzelne Einheiten gegen ganze Armeen zu schicken, sich trotz Überlegenheit zurück </text:span><text:span text:style-name="T2">ziehen</text:span><text:span text:style-name="T1"> oder </text:span><text:span text:style-name="T2">Teile</text:span><text:span text:style-name="T1"> der Spielmechanik ignorieren.</text:span></text:p>
      <text:p text:style-name="P10"/>
      <text:p text:style-name="P4"><text:span text:style-name="T7">W</text:span><text:span text:style-name="T6">ährend des Studiums habe ich begonnen eines meiner Lieblingsspiele mit Namen „Advance Wars 2: </text:span><text:span text:style-name="T9">Blackhole Rising</text:span><text:span text:style-name="T6">“ </text:span><text:span text:style-name="T9">(im Folgenden nur noch „Advance Wars 2“ genannt)</text:span><text:span text:style-name="T6"> nachzubauen, um meine Fähigkeiten als Programmierer zu verbessern. Dieses Spiel begleitet mich nun schon seit gut zwei Jahren, hat sich </text:span><text:span text:style-name="T8">mehrfach mit dem Anwachsen meiner Fähigkeiten als Programmierer komplett</text:span><text:span text:style-name="T6"> gewandelt </text:span><text:span text:style-name="T8">und ist nahezu fertig</text:span><text:span text:style-name="T6">. </text:span><text:span text:style-name="T8">Mit der Königsdisziplin des Game Design, nämlich der Erschaffung einer glaubwürdigen K.I., dieses <text:s/>Projekt abschließen zu können wäre persönlich sehr bereichernd.</text:span></text:p>
      <text:p text:style-name="P19"/>
      <text:p text:style-name="P20">TODO: aw2 logo</text:p>
      <text:p text:style-name="P11">Einerseits ist meine Motivation eine bessere K.I. zu erzeugen, als sie das originale „Advance Wars“ vorweisen konnte bzw. am eigenen Leib herauszufinden, warum eine gute K.I. so schwierig zu erstellen ist. Andererseits möchte ich mein persönlich größtes Studienprojekt gerne vollenden.</text:p>
      <text:p text:style-name="P11"/>
      <text:p text:style-name="P11"/>
      <text:p text:style-name="P11"/>
      <text:p text:style-name="P11"/>
      <text:p text:style-name="P11"/>
      <text:p text:style-name="P3">Was ist „Advance Wars 2“?</text:p>
      <text:p text:style-name="P3"/>
      <text:p text:style-name="P14">„Advance Wars 2“ ist das letzte Spiel der „<text:span text:style-name="T13">Nintendo-</text:span>Wars-<text:span text:style-name="T13">Saga</text:span>“, entwickelt von „Intelligent Systems“ <text:s/>und veröffentlicht von „Nintendo“ im Jahr 2003 für den „Game Boy Advance“. I<text:span text:style-name="T13">n westlichen Gefilden erstmals 2001, ebenfalls für den „Game Boy Advance“ erschienen, hat die Spielereihe in Japan bereits eine lange Tradition. </text:span></text:p>
      <text:p text:style-name="P14"/>
      <text:p text:style-name="P15">1988 wurde das Debüt der Reihe für das „Famicom“, eine japanische Version des „Nintendo Entertainment System“ (NES), veröffentlicht und einfach „Famicom Wars“ getauft. Hieraus entwickelte sich die Tradition weitere Teile der Reihe mit dem Titel der Plattform zu beginnen für die es erschien, also „Super Famicom Wars“ für das SNES und „Advance Wars“ eben für den Teil, der auf dem „Game Boy Advance“ erschien.</text:p>
      <text:p text:style-name="P14"/>
      <text:p text:style-name="P15">Am hervorragenden Grundprinzip hat sich seit 1988 nicht sehr viel geändert, auf die Spielregeln gehe ich in einem späteren Kapitel genauer ein. <text:span text:style-name="T14">W</text:span>ichtig ist: die Basis des Schere-Stein-Papier-Prinzips, die für das Spiel genutzt wird hat sich nicht verändert, es wurden über die Jahre größtenteils Feineinstellungen verbessert, also Reichweiten, Lebenspunkte <text:span text:style-name="T14">und</text:span> Schadenspunkte der <text:soft-page-break/>Einheiten <text:span text:style-name="T14">usw</text:span>. <text:span text:style-name="T14">Dadurch ist das Spiel sehr ausgeglichen und es gibt keine besonders starke oder im Gegenteil besonders schwache oder gar nutzlose Einheit.</text:span></text:p>
      <text:p text:style-name="P15"/>
      <text:p text:style-name="P16">Aufgrund der langen Entwicklungsgeschichte und dem dadurch gut entwickelten Regelwerk ist die taktische und strategische Herausforderung des Spiels, trotz seines durchaus niedlichen Äußeren, nicht zu unterschätzen. Die Grundzüge des Spiels sind schnell und leicht zu erlernen, aber alle taktischen Feinheiten zu meistern, kann einiges an Zeit und langwieriger Überlegung erfordern.</text:p>
      <text:p text:style-name="P16"/>
      <text:p text:style-name="P16">Der einzige wirkliche Makel an diesem Spiel war leider immer die K.I. des Computers, die häufig wenig überzeugend agierte. Dies führt mich zu meiner Zielstellung.</text:p>
      <text:p text:style-name="P11"/>
      <text:p text:style-name="P2"><text:span text:style-name="T10">Zielstellung</text:span>:</text:p>
      <text:p text:style-name="P2"/>
      <text:p text:style-name="P13">Es ist mir wichtig zu erwähnen, dass ich nicht versuchen möchte eine K.I. zu konstruieren, die <text:span text:style-name="T14">ähnlich einem Schachcomputer optimale oder nahezu „perfekte“</text:span> Entscheidungen trifft. <text:span text:style-name="T14">Einerseits ist der Zeitrahmen dafür zu begrenzt, andererseits bin ich der festen Überzeugung, dass meine Erfahrungen und Fähigkeiten dafür nicht im Ansatz ausreichen. </text:span></text:p>
      <text:p text:style-name="P13"/>
      <text:p text:style-name="P13">Das Hauptziel ist es, dem Spieler das Gefühl zu vermitteln gegen einen herausfordernden Gegner zu kämpfen. Aufgrund der Komplexität der Regeln und der begrenzten Zeit wird es mir kaum möglich sein einen Algorithmus zu entwickeln der tatsächlich die optimalen Züge berechnen kann. <text:span text:style-name="T12">Da es sich um ein Spiel handelt und der Spaß im Vordergrund stehen soll, ist dies eigentlich auch nicht das Wichtigste. (Die meisten Menschen werden wohl frustriert sein, wenn sie gegen eine ausgeklügelte K.I. spielen, man nehme Schach oder GO als Beispiel, bei dem nur die fähigsten Spieler den Hauch einer Chance haben.)</text:span></text:p>
      <text:p text:style-name="P13"/>
      <text:p text:style-name="P6"><text:span text:style-name="T7">Wirklich wichtig ist, dass die K.I. </text:span><text:span text:style-name="T11">überzeugend </text:span><text:span text:style-name="T7">spielt und den Eindruck vermittelt, ein geschickter Gegenspieler zieht hier. In meiner Recherche bin ich auf verschiedene künstliche Intelligenzen gestoßen und war meistens enttäuscht. Entweder wurden die Regeln gebeugt, um der K.I. bessere Chancen einzuräumen. Z.B. bekam die K.I. einfach mehr Einheiten zur Verfügung gestellt, um ihre Unfähigkeit auszugleichen. Oder aber sie benutzte bestimmte Möglichkeiten der Regeln überhaupt nicht, z.B. konsequent wichtige Einheiten zu heilen oder stets für Nachschub zu sorgen.</text:span></text:p>
      <text:p text:style-name="P12"/>
      <text:p text:style-name="P18"><text:span text:style-name="T4">M</text:span><text:span text:style-name="T3">ein Ziel ist es eine K.I. zu erstellen, die nachvollziehbar handelt und konsequent ihre gesteckten Ziele verfo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9:14:03.818000000</meta:creation-date>
    <dc:date>2019-08-30T07:38:45.932000000</dc:date>
    <meta:editing-duration>PT57M3S</meta:editing-duration>
    <meta:editing-cycles>7</meta:editing-cycles>
    <meta:generator>LibreOffice/5.3.6.1$Windows_x86 LibreOffice_project/686f202eff87ef707079aeb7f485847613344eb7</meta:generator>
    <meta:document-statistic meta:table-count="0" meta:image-count="0" meta:object-count="0" meta:page-count="2" meta:paragraph-count="19" meta:word-count="741" meta:character-count="5155" meta:non-whitespace-character-count="4428"/>
  </office:meta>
</office:document-meta>
</file>